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7mm"/>
    </style:style>
    <style:style style:name="co2" style:family="table-column">
      <style:table-column-properties fo:break-before="auto" style:column-width="16.63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drumkid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Unit cost (GBP)</text:p>
          </table:table-cell>
          <table:table-cell office:value-type="string" calcext:value-type="string">
            <text:p>Total cost (GBP)</text:p>
          </table:table-cell>
        </table:table-row>
        <table:table-row table:style-name="ro1">
          <table:table-cell office:value-type="string" calcext:value-type="string">
            <text:p>PP3 battery clip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$B2]*[.$C2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ttery box (3xAA)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formula="of:=[.$B3]*[.$C3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rumKid PCB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1206 slide switch (SPDT)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$B5]*[.$C5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esistor (10k)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$B6]*[.$C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Resistor (47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$B7]*[.$C7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sistor (220)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$B8]*[.$C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esistor (10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$B9]*[.$C9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sistor (1k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$B10]*[.$C10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sistor (470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$B11]*[.$C11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K09K Potentiometer (10k linear taper)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[.$B12]*[.$C12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ED (standard 5mm)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[.$B13]*[.$C13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ayda A-853 stereo jack socke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$B14]*[.$C14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2mm tactile push button (Wurth 430476085716)</text:p>
          </table:table-cell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.16</text:p>
          </table:table-cell>
          <table:table-cell table:formula="of:=[.$B15]*[.$C15]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Electrolytic capacitor (220uF)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[.$B16]*[.$C16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Electrolytic capacitor (10uF)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$B17]*[.$C17]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Electrolytic capacitor (2.2uF)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[.$B18]*[.$C18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eramic capacitor (22pF)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formula="of:=[.$B19]*[.$C19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eramic capacitor (220nF)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[.$B20]*[.$C20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eramic capacitor (100nF)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table:formula="of:=[.$B21]*[.$C21]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rystal (16MHz)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[.$B22]*[.$C22]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mega328P-PU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formula="of:=[.$B23]*[.$C23]"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LM386N-1 audio amplifier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[.$B24]*[.$C24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P socket (28 pin)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$B25]*[.$C25]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IP socket (8 pin)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$B26]*[.$C26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aser-cut front panel cover (acrylic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$B27]*[.$C2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aser-cut rear panel (acrylic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28]*[.$C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 machine screw (6mm, pan head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[.$B29]*[.$C29]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M3 machine screw (10mm, pan head)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formula="of:=[.$B30]*[.$C30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3 machine screw (10mm, countersunk head)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formula="of:=[.$B31]*[.$C31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3 dome nut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table:formula="of:=[.$B32]*[.$C32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3xM3 standoff (female/female, 20mm)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formula="of:=[.$B33]*[.$C33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3xM3 standoff (male/female, 5mm)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$B34]*[.$C34]" office:value-type="float" office:value="0.6" calcext:value-type="float">
            <text:p>0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TOTAL:</text:p>
          </table:table-cell>
          <table:table-cell table:formula="of:=SUM([.$D$2:.$D$34])" office:value-type="float" office:value="19.61" calcext:value-type="float">
            <text:p>19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08:13:31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30T11:51:15.473000000</dc:date>
    <meta:editing-duration>PT2H57M4S</meta:editing-duration>
    <meta:editing-cycles>8</meta:editing-cycles>
    <meta:generator>LibreOffice/6.2.7.1$Windows_X86_64 LibreOffice_project/23edc44b61b830b7d749943e020e96f5a7df63bf</meta:generator>
    <meta:document-statistic meta:table-count="1" meta:cell-count="137" meta:object-count="0"/>
  </office:meta>
</office:document-meta>
</file>